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182f7c" officeooo:rsid="0009da6b" officeooo:paragraph-rsid="000b80bf"/>
    </style:style>
    <style:style style:name="P2" style:family="paragraph" style:parent-style-name="Standard">
      <style:text-properties fo:color="#182f7c" officeooo:rsid="000900ae" officeooo:paragraph-rsid="000b80bf"/>
    </style:style>
    <style:style style:name="P3" style:family="paragraph" style:parent-style-name="Standard">
      <style:text-properties fo:color="#182f7c" officeooo:rsid="000920ec" officeooo:paragraph-rsid="000b80bf"/>
    </style:style>
    <style:style style:name="P4" style:family="paragraph" style:parent-style-name="Standard">
      <style:text-properties fo:color="#182f7c" officeooo:rsid="000a0ed3" officeooo:paragraph-rsid="000b80bf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900ae" officeooo:paragraph-rsid="000b80bf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rsid="000900ae" officeooo:paragraph-rsid="000b80bf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900ae" officeooo:paragraph-rsid="000b80bf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9da6b" officeooo:paragraph-rsid="000b80bf"/>
    </style:style>
    <style:style style:name="P9" style:family="paragraph" style:parent-style-name="Standard">
      <style:text-properties fo:font-style="normal" officeooo:rsid="0009da6b" officeooo:paragraph-rsid="000b80bf" style:font-style-asian="normal" style:font-style-complex="normal"/>
    </style:style>
    <style:style style:name="P10" style:family="paragraph" style:parent-style-name="Standard">
      <style:text-properties fo:color="#2b511a" officeooo:rsid="000d0a6e" officeooo:paragraph-rsid="000b80bf"/>
    </style:style>
    <style:style style:name="P11" style:family="paragraph" style:parent-style-name="Standard">
      <style:text-properties fo:color="#2b511a" officeooo:rsid="000b36b2" officeooo:paragraph-rsid="000b80bf"/>
    </style:style>
    <style:style style:name="P12" style:family="paragraph" style:parent-style-name="Standard">
      <style:text-properties fo:color="#2b511a" officeooo:rsid="000a0ed3" officeooo:paragraph-rsid="000b80bf"/>
    </style:style>
    <style:style style:name="P13" style:family="paragraph" style:parent-style-name="Standard">
      <style:text-properties officeooo:rsid="000e2765" officeooo:paragraph-rsid="000b80bf"/>
    </style:style>
    <style:style style:name="P14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920ec" officeooo:paragraph-rsid="000b80bf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9da6b" officeooo:paragraph-rsid="000b80bf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officeooo:rsid="000920ec" officeooo:paragraph-rsid="000b80bf"/>
    </style:style>
    <style:style style:name="P17" style:family="paragraph" style:parent-style-name="Standard">
      <style:text-properties fo:color="#000000" officeooo:rsid="0009da6b" officeooo:paragraph-rsid="000b80bf"/>
    </style:style>
    <style:style style:name="P18" style:family="paragraph" style:parent-style-name="Standard">
      <style:text-properties fo:color="#000000" fo:font-weight="bold" officeooo:rsid="0009da6b" officeooo:paragraph-rsid="000b80bf" style:font-weight-asian="bold" style:font-weight-complex="bold"/>
    </style:style>
    <style:style style:name="P19" style:family="paragraph" style:parent-style-name="Standard">
      <style:text-properties fo:color="#000000" fo:font-weight="bold" officeooo:rsid="000a0ed3" officeooo:paragraph-rsid="000b80bf" style:font-weight-asian="bold" style:font-weight-complex="bold"/>
    </style:style>
    <style:style style:name="P20" style:family="paragraph" style:parent-style-name="Standard">
      <style:text-properties fo:color="#000000" officeooo:rsid="000a0ed3" officeooo:paragraph-rsid="000b80bf"/>
    </style:style>
    <style:style style:name="T1" style:family="text">
      <style:text-properties officeooo:rsid="000b36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e181e"/>
    </style:style>
    <style:style style:name="T5" style:family="text">
      <style:text-properties officeooo:rsid="000e2765"/>
    </style:style>
    <style:style style:name="T6" style:family="text">
      <style:text-properties officeooo:rsid="000e2ee8"/>
    </style:style>
    <style:style style:name="T7" style:family="text">
      <style:text-properties officeooo:rsid="000d0a6e"/>
    </style:style>
    <style:style style:name="T8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9" style:family="text">
      <style:text-properties fo:font-variant="normal" fo:text-transform="none" style:font-name="apple-system" fo:font-size="10.5pt" fo:letter-spacing="normal" fo:font-style="normal" fo:font-weight="normal" officeooo:rsid="000ac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Step To Enable MFA in Open<text:span text:style-name="T1">S</text:span>tack:</text:p>
      <text:p text:style-name="P6"/>
      <text:p text:style-name="P7"/>
      <text:p text:style-name="P7"/>
      <text:p text:style-name="P7">First Step:</text:p>
      <text:p text:style-name="P6"/>
      <text:p text:style-name="P8">Run the following Command</text:p>
      <text:p text:style-name="P8"/>
      <text:p text:style-name="P1">vim <text:span text:style-name="T2">etc</text:span><text:span text:style-name="T3">/keystone/keystone_conf</text:span></text:p>
      <text:p text:style-name="P9"/>
      <text:p text:style-name="P6">Write the following method in <text:span text:style-name="T4">Keystone_conf</text:span> file </text:p>
      <text:p text:style-name="P6"/>
      <text:p text:style-name="P2">methods = password,token,oauth1,mapped,application_credential,<text:span text:style-name="T5">totp</text:span></text:p>
      <text:p text:style-name="P2"/>
      <text:p text:style-name="P10">Restart the server in which Keystone_conf running (like httpd)</text:p>
      <text:p text:style-name="P10"/>
      <text:p text:style-name="P13">Command to restart server :<text:span text:style-name="T4"> systemctl restart httpd</text:span></text:p>
      <text:p text:style-name="P6"/>
      <text:p text:style-name="P7">Second Step:</text:p>
      <text:p text:style-name="P6"/>
      <text:p text:style-name="P6">Enable MFA and Add MFA Rules</text:p>
      <text:p text:style-name="P6"/>
      <text:p text:style-name="P11">PATCH - - &gt; <text:s/>v3/users/$user_Id</text:p>
      <text:p text:style-name="P6"/>
      <text:p text:style-name="P2">{</text:p>
      <text:p text:style-name="P2"><text:s text:c="4"/>"user": {</text:p>
      <text:p text:style-name="P2"/>
      <text:p text:style-name="P2"><text:s text:c="8"/>"options": {</text:p>
      <text:p text:style-name="P2"/>
      <text:p text:style-name="P2"><text:s text:c="12"/>"multi_factor_auth_enabled": true,</text:p>
      <text:p text:style-name="P2"><text:tab/> <text:s/>"multi_factor_auth_rules": [</text:p>
      <text:p text:style-name="P2"><text:s text:c="16"/>["password", "totp"],</text:p>
      <text:p text:style-name="P2"><text:s text:c="16"/>["password", "u2f"]</text:p>
      <text:p text:style-name="P2"><text:s text:c="12"/>]</text:p>
      <text:p text:style-name="P2"/>
      <text:p text:style-name="P2"><text:s text:c="8"/>}</text:p>
      <text:p text:style-name="P2"><text:s text:c="4"/>}</text:p>
      <text:p text:style-name="P2">}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Third Step:</text:p>
      <text:p text:style-name="P16"/>
      <text:p text:style-name="P16">Create <text:span text:style-name="T6">t</text:span>otp Credentials for user,you can create secret by using this python code</text:p>
      <text:p text:style-name="P16"/>
      <text:p text:style-name="P3">import base64</text:p>
      <text:p text:style-name="P3">message = '1234567890123456'</text:p>
      <text:p text:style-name="P3">print base64.b32encode(message).rstrip('=')</text:p>
      <text:p text:style-name="P16"/>
      <text:p text:style-name="P11">POST - - &gt; <text:s/>v3/<text:span text:style-name="T7">credentials</text:span></text:p>
      <text:p text:style-name="P3">{</text:p>
      <text:p text:style-name="P3"><text:s text:c="4"/>"credential": {</text:p>
      <text:p text:style-name="P3"><text:s text:c="8"/>"blob": "'$SECRET'",</text:p>
      <text:p text:style-name="P3"><text:s text:c="8"/>"type": "totp",</text:p>
      <text:p text:style-name="P3"><text:s text:c="8"/>"user_id": "'$USER_ID'"</text:p>
      <text:p text:style-name="P3"><text:s text:c="4"/>}</text:p>
      <text:p text:style-name="P3">}</text:p>
      <text:p text:style-name="P3"/>
      <text:p text:style-name="P15"/>
      <text:p text:style-name="P15"/>
      <text:p text:style-name="P15">Fourth Step:</text:p>
      <text:p text:style-name="P17"/>
      <text:p text:style-name="P18">Make First Request:</text:p>
      <text:p text:style-name="P11"/>
      <text:p text:style-name="P11">POST - - &gt; <text:s/>v3/<text:span text:style-name="T7">auth/tokens</text:span></text:p>
      <text:p text:style-name="P1"/>
      <text:p text:style-name="P1">{</text:p>
      <text:p text:style-name="P1"><text:s text:c="4"/>"auth": {</text:p>
      <text:p text:style-name="P1"><text:s text:c="8"/>"identity": {</text:p>
      <text:p text:style-name="P1"><text:s text:c="12"/>"methods": [</text:p>
      <text:p text:style-name="P1"><text:s text:c="16"/>"password"</text:p>
      <text:p text:style-name="P1"><text:s text:c="12"/>],</text:p>
      <text:p text:style-name="P1"><text:s text:c="12"/>"password": {</text:p>
      <text:p text:style-name="P1"><text:s text:c="16"/>"user": {</text:p>
      <text:p text:style-name="P1"><text:s text:c="20"/>"id": "<text:span text:style-name="T7">$userid</text:span>",</text:p>
      <text:p text:style-name="P1"><text:s text:c="20"/>"password": "<text:span text:style-name="T7">$userpassword</text:span>"</text:p>
      <text:p text:style-name="P1"><text:s text:c="16"/>}</text:p>
      <text:p text:style-name="P1"><text:s text:c="12"/>}</text:p>
      <text:p text:style-name="P1"><text:s text:c="8"/>} <text:s text:c="7"/></text:p>
      <text:p text:style-name="P1"><text:s text:c="4"/>}</text:p>
      <text:p text:style-name="P1">}</text:p>
      <text:p text:style-name="P20"/>
      <text:p text:style-name="P20"/>
      <text:p text:style-name="P20"/>
      <text:p text:style-name="P20"/>
      <text:p text:style-name="P20"/>
      <text:p text:style-name="P20"><text:soft-page-break/>Response of first request just like that:</text:p>
      <text:p text:style-name="P4">{</text:p>
      <text:p text:style-name="P4"><text:s text:c="4"/>"receipt":{</text:p>
      <text:p text:style-name="P4"><text:s text:c="8"/>"expires_at":"2018-07-05T08:39:23.000000Z",</text:p>
      <text:p text:style-name="P4"><text:s text:c="8"/>"issued_at":"2018-07-05T08:34:23.000000Z",</text:p>
      <text:p text:style-name="P4"><text:s text:c="8"/>"methods": [</text:p>
      <text:p text:style-name="P4"><text:s text:c="12"/>"password"</text:p>
      <text:p text:style-name="P4"><text:s text:c="8"/>],</text:p>
      <text:p text:style-name="P4"><text:s text:c="8"/>"user": {</text:p>
      <text:p text:style-name="P4"><text:s text:c="12"/>"domain": {</text:p>
      <text:p text:style-name="P4"><text:s text:c="16"/>"id": "default",</text:p>
      <text:p text:style-name="P4"><text:s text:c="16"/>"name": "Default"</text:p>
      <text:p text:style-name="P4"><text:s text:c="12"/>},</text:p>
      <text:p text:style-name="P4"><text:s text:c="12"/>"id": "ee4dfb6e5540447cb3741905149d9b6e",</text:p>
      <text:p text:style-name="P4"><text:s text:c="12"/>"name": "admin"</text:p>
      <text:p text:style-name="P4"><text:s text:c="8"/>}</text:p>
      <text:p text:style-name="P4"><text:s text:c="4"/>},</text:p>
      <text:p text:style-name="P4"><text:s text:c="4"/>"required_auth_methods": [</text:p>
      <text:p text:style-name="P4"><text:s text:c="8"/>["totp", "password"]</text:p>
      <text:p text:style-name="P4"><text:s text:c="4"/>]</text:p>
      <text:p text:style-name="P4">}</text:p>
      <text:p text:style-name="P17"/>
      <text:p text:style-name="P19">Make Second Request:</text:p>
      <text:p text:style-name="P20"/>
      <text:p text:style-name="P12">Copy <text:span text:style-name="T8">Openstack-Auth-Receipt in header </text:span><text:span text:style-name="T9">from </text:span><text:span text:style-name="T8">response </text:span><text:span text:style-name="T9">of first request</text:span><text:span text:style-name="T8"> and paste it in header of second request</text:span></text:p>
      <text:p text:style-name="P20"/>
      <text:p text:style-name="P11">POST - - &gt; <text:s/>v3/<text:span text:style-name="T7">auth/tokens</text:span></text:p>
      <text:p text:style-name="P1">{</text:p>
      <text:p text:style-name="P1"><text:s text:c="4"/>"auth": {</text:p>
      <text:p text:style-name="P1"><text:s text:c="8"/>"identity": {</text:p>
      <text:p text:style-name="P1"><text:s text:c="12"/>"methods": [</text:p>
      <text:p text:style-name="P1"><text:s text:c="16"/>"totp"</text:p>
      <text:p text:style-name="P1"><text:s text:c="12"/>],</text:p>
      <text:p text:style-name="P1"><text:s text:c="12"/>"totp": {</text:p>
      <text:p text:style-name="P1"><text:s text:c="16"/>"user": {</text:p>
      <text:p text:style-name="P1"><text:s text:c="20"/>"id": "<text:span text:style-name="T7">$userid</text:span>",</text:p>
      <text:p text:style-name="P1"><text:s text:c="20"/>"passcode": "123456"</text:p>
      <text:p text:style-name="P1"><text:s text:c="16"/>}</text:p>
      <text:p text:style-name="P1"><text:s text:c="12"/>}</text:p>
      <text:p text:style-name="P1"><text:s text:c="8"/>} <text:s text:c="7"/>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3:23:59.423875611</meta:creation-date>
    <dc:date>2019-12-02T13:26:03.886811726</dc:date>
    <meta:editing-duration>PT2M4S</meta:editing-duration>
    <meta:editing-cycles>1</meta:editing-cycles>
    <meta:document-statistic meta:table-count="0" meta:image-count="0" meta:object-count="0" meta:page-count="3" meta:paragraph-count="92" meta:word-count="224" meta:character-count="2171" meta:non-whitespace-character-count="1419"/>
    <meta:generator>LibreOffice/6.0.7.3$Linux_X86_64 LibreOffice_project/00m0$Build-3</meta:generator>
  </office:meta>
</office:document-meta>
</file>